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1.00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reactor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 "i64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 "intrinid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intrin</text:p>
          </table:table-cell>
          <table:table-cell office:value-type="string" table:style-name="ce3">
            <text:p>call custom intrinsic routine</text:p>
          </table:table-cell>
          <table:table-cell table:style-name="ce3"/>
          <table:table-cell office:value-type="string" table:style-name="ce3">
            <text:p>cintrin $2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 "cintrinid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 "callid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record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 "u64", rel "u64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record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 "u64", imm "*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e stack record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 "*"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one stack record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two records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two times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wap</text:p>
          </table:table-cell>
          <table:table-cell office:value-type="string" table:style-name="ce3">
            <text:p>swap the stack top slot with the lower slot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c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 <text:s/>"u64"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- compar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- compar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- compare as 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- compar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- compare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- compare <text:s/>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- compare <text:s/>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- compare <text:s/>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f</text:p>
          </table:table-cell>
          <table:table-cell office:value-type="string" table:style-name="ce3">
            <text:p>jump if above - compare <text:s/>as floating point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f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- compare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f</text:p>
          </table:table-cell>
          <table:table-cell office:value-type="string" table:style-name="ce3">
            <text:p>jump if above or equal - compare as floating point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- compare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f</text:p>
          </table:table-cell>
          <table:table-cell office:value-type="string" table:style-name="ce3">
            <text:p>jump if less or equal - compare as floating point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 "u64"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<text:s/>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ri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office:value-type="string" table:style-name="ce3">
            <text:p>vpush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vpop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">
            <text:p>vadd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vsub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vmul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vdiv</text:p>
          </table:table-cell>
          <table:table-cell table:number-columns-repeated="16383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Mario</meta:initial-creator>
    <dc:creator>Mario</dc:creator>
    <meta:creation-date>2021-03-28T22:20:10Z</meta:creation-date>
    <dc:date>2021-05-12T15:29:08Z</dc:date>
    <meta:editing-duration>PT0S</meta:editing-duration>
  </office:meta>
</office:document-meta>
</file>